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9.499cm"/>
    </style:style>
    <style:style style:name="Tabela1.B" style:family="table-column">
      <style:table-column-properties style:column-width="7.514cm"/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3af98" officeooo:paragraph-rsid="0013af9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13af98" officeooo:paragraph-rsid="0013af9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13af98" officeooo:paragraph-rsid="0013af98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13af98" officeooo:paragraph-rsid="0013af98" style:font-size-asian="14pt" style:font-size-complex="14pt"/>
    </style:style>
    <style:style style:name="T1" style:family="text">
      <style:text-properties officeooo:rsid="001533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ORDENAÇÃO DO CURSO TÉCNICO DE INFORMÁTICA - 202<text:span text:style-name="T1">4</text:span></text:p>
      <text:p text:style-name="P1"/>
      <text:p text:style-name="P1">FICHA DE FREQUÊNCIA DE ORIENTAÇÃO DO </text:p>
      <text:p text:style-name="P1">TRABALHO DE CONCLUSÃO DE CURSO</text:p>
      <text:p text:style-name="P1"/>
      <text:p text:style-name="P1"/>
      <text:p text:style-name="P3">Orientador:_________________________________________</text:p>
      <text:p text:style-name="P3"/>
      <text:p text:style-name="P3">Data:_____________________ <text:s text:c="2"/>Horário:________________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NOME DO ALUNO</text:p>
          </table:table-cell>
          <table:table-cell table:style-name="Tabela1.B1" office:value-type="string">
            <text:p text:style-name="P5">ASSINATURA</text:p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3" office:value-type="string">
            <text:p text:style-name="P4"/>
          </table:table-cell>
          <table:table-cell table:style-name="Tabela1.B3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3" office:value-type="string">
            <text:p text:style-name="P4"/>
          </table:table-cell>
          <table:table-cell table:style-name="Tabela1.B3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3" office:value-type="string">
            <text:p text:style-name="P4"/>
          </table:table-cell>
          <table:table-cell table:style-name="Tabela1.B3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3" office:value-type="string">
            <text:p text:style-name="P4"/>
          </table:table-cell>
          <table:table-cell table:style-name="Tabela1.B3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3" office:value-type="string">
            <text:p text:style-name="P4"/>
          </table:table-cell>
          <table:table-cell table:style-name="Tabela1.B3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3" office:value-type="string">
            <text:p text:style-name="P4"/>
          </table:table-cell>
          <table:table-cell table:style-name="Tabela1.B3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15" office:value-type="string">
            <text:p text:style-name="P4"/>
          </table:table-cell>
          <table:table-cell table:style-name="Tabela1.B15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5:14:08.149615188</meta:creation-date>
    <dc:date>2024-02-07T11:01:47.255693221</dc:date>
    <meta:editing-duration>PT3M25S</meta:editing-duration>
    <meta:editing-cycles>2</meta:editing-cycles>
    <meta:generator>LibreOffice/7.5.7.1$Linux_X86_64 LibreOffice_project/50$Build-1</meta:generator>
    <meta:document-statistic meta:table-count="1" meta:image-count="0" meta:object-count="0" meta:page-count="1" meta:paragraph-count="7" meta:word-count="26" meta:character-count="245" meta:non-whitespace-character-count="223"/>
  </office:meta>
</office:document-meta>
</file>